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2.5632in" style:rel-column-width="3691*"/>
    </style:style>
    <style:style style:name="Table1.B" style:family="table-column">
      <style:table-column-properties style:column-width="3.6264in" style:rel-column-width="5222*"/>
    </style:style>
    <style:style style:name="Table1.C" style:family="table-column">
      <style:table-column-properties style:column-width="3.2354in" style:rel-column-width="4659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e78" officeooo:paragraph-rsid="001d2e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55c0" officeooo:paragraph-rsid="00215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rsid="001d2e78" officeooo:paragraph-rsid="001d2e78"/>
    </style:style>
    <style:style style:name="P5" style:family="paragraph" style:parent-style-name="Standard">
      <style:text-properties officeooo:rsid="001f7742" officeooo:paragraph-rsid="001f7742"/>
    </style:style>
    <style:style style:name="P6" style:family="paragraph" style:parent-style-name="Standard">
      <style:text-properties officeooo:rsid="002155c0" officeooo:paragraph-rsid="002155c0"/>
    </style:style>
    <style:style style:name="P7" style:family="paragraph" style:parent-style-name="Standard" style:list-style-name="L2">
      <style:text-properties officeooo:rsid="002155c0" officeooo:paragraph-rsid="002155c0"/>
    </style:style>
    <style:style style:name="P8" style:family="paragraph" style:parent-style-name="Standard" style:list-style-name="L2">
      <style:text-properties fo:font-style="italic" officeooo:rsid="002155c0" officeooo:paragraph-rsid="002155c0" style:font-style-asian="italic" style:font-style-complex="italic"/>
    </style:style>
    <style:style style:name="P9" style:family="paragraph" style:parent-style-name="Standard" style:list-style-name="L2">
      <style:text-properties officeooo:rsid="0024b28b" officeooo:paragraph-rsid="0024b28b"/>
    </style:style>
    <style:style style:name="T1" style:family="text">
      <style:text-properties officeooo:rsid="0020e00d"/>
    </style:style>
    <style:style style:name="T2" style:family="text">
      <style:text-properties officeooo:rsid="002155c0"/>
    </style:style>
    <style:style style:name="T3" style:family="text">
      <style:text-properties officeooo:rsid="0022bb64"/>
    </style:style>
    <style:style style:name="T4" style:family="text">
      <style:text-properties officeooo:rsid="002692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Existing scan time</text:p>
          </table:table-cell>
          <table:table-cell table:style-name="Table1.A1" office:value-type="string">
            <text:p text:style-name="P2">Remove a capella song<text:span text:style-name="T3">s</text:span></text:p>
            <text:p text:style-name="P2"><text:span text:style-name="T3">A</text:span>dd long known <text:span text:style-name="T3">stimuli</text:span></text:p>
          </table:table-cell>
          <table:table-cell table:style-name="Table1.C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OLD1&amp;2 – 12 min * 2 = 24min</text:p>
            <text:p text:style-name="P2">ISS x 8 – 5 min * 8 = 40 min</text:p>
            <text:p text:style-name="P2">structural – 10 min </text:p>
            <text:p text:style-name="P2"/>
            <text:p text:style-name="P2"/>
            <text:p text:style-name="P2"/>
            <text:p text:style-name="P2">74 mins of scanning </text:p>
            <text:p text:style-name="P2">~90 mins in the scanner</text:p>
          </table:table-cell>
          <table:table-cell table:style-name="Table1.A2" office:value-type="string">
            <text:p text:style-name="P2">BOLD1&amp;2 – 9min * 2 = 18min</text:p>
            <text:p text:style-name="P2">ISS x 6 – 5min * 6 = 30 min</text:p>
            <text:p text:style-name="P2">structural – 10 min</text:p>
            <text:p text:style-name="P2">long known <text:span text:style-name="T2">whole </text:span>song – <text:span text:style-name="T2">3</text:span>min <text:span text:style-name="T2">(e.g. anthem)</text:span></text:p>
            <text:p text:style-name="P3">long known spoken stim – 3min? (e.g. poem, prayer)</text:p>
            <text:p text:style-name="P2"/>
            <text:p text:style-name="P2"><text:span text:style-name="T2">64</text:span> mins of scanning</text:p>
            <text:p text:style-name="P2">~<text:span text:style-name="T2">80</text:span> mins in the scanner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- Maintain 2 songs of each type</text:p>
            <text:p text:style-name="P2">- Maintain the BOLD for RSA and ISS for synchrony</text:p>
            <text:p text:style-name="P2">- Lose <text:span text:style-name="T3">a</text:span> Capella – but it’s in the ‘middle’ of the stim continuum.</text:p>
            <text:p text:style-name="P2">- Add long known <text:span text:style-name="T3">stimuli</text:span> for comparison to <text:span text:style-name="T1">patterns in young adult</text:span> familiar <text:span text:style-name="T1">data</text:span></text:p>
            <text:p text:style-name="P2"/>
            <text:p text:style-name="P2">Is <text:span text:style-name="T4">80</text:span> mins in the scanner too long?</text:p>
            <text:p text:style-name="P2">+ some behavioural testing (20mins)</text:p>
            <text:p text:style-name="P2">+ CBS (1-1.5hrs)</text:p>
          </table:table-cell>
          <table:table-cell table:style-name="Table1.C2" office:value-type="string">
            <text:p text:style-name="P1"/>
          </table:table-cell>
        </table:table-row>
      </table:table>
      <text:p text:style-name="P4"/>
      <text:p text:style-name="P5">Questions that can be answered:</text:p>
      <text:list xml:id="list3965804986" text:style-name="L2">
        <text:list-item>
          <text:p text:style-name="P7">Are the patterns we see between stimulus types consistent from young to older adults? </text:p>
          <text:list>
            <text:list-item>
              <text:p text:style-name="P7">Synchrony: spoken&gt;instrumental&gt;whole </text:p>
            </text:list-item>
            <text:list-item>
              <text:p text:style-name="P8">can’t do a familiarity synchrony comparison</text:p>
            </text:list-item>
          </text:list>
          <text:p text:style-name="P7"/>
        </text:list-item>
        <text:list-item>
          <text:p text:style-name="P7">Does the strength of synchrony decrease in older adults – as expected?</text:p>
          <text:list>
            <text:list-item>
              <text:p text:style-name="P9">Does the strength of synchrony decrease differently depending on stim type?</text:p>
            </text:list-item>
            <text:list-item>
              <text:p text:style-name="P7">Campbell et al, 2012 show decreased synchrony in older adults to movie watching than younger adults</text:p>
            </text:list-item>
          </text:list>
          <text:p text:style-name="P9"/>
        </text:list-item>
        <text:list-item>
          <text:p text:style-name="P7">Using RSA: Is there a similar lack of difference between familiar and unfamiliar stim as in younger adults?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9-01-05T12:08:37.637704291</meta:creation-date>
    <dc:date>2019-01-06T13:14:44.614242312</dc:date>
    <dc:creator>A Sternin</dc:creator>
    <meta:editing-duration>PT11M37S</meta:editing-duration>
    <meta:editing-cycles>5</meta:editing-cycles>
    <meta:generator>LibreOffice/6.1.2.1$MacOSX_X86_64 LibreOffice_project/65905a128db06ba48db947242809d14d3f9a93fe</meta:generator>
    <meta:document-statistic meta:table-count="1" meta:image-count="0" meta:object-count="0" meta:page-count="1" meta:paragraph-count="32" meta:word-count="234" meta:character-count="1256" meta:non-whitespace-character-count="1047"/>
  </office:meta>
</office:document-meta>
</file>